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ài liệu thiết kế :</text:p>
      <text:p text:style-name="Standard"/>
      <text:p text:style-name="Standard">Thư mục :</text:p>
      <text:p text:style-name="Standard"><text:tab/>1 &gt; com.tvi.common.manager :</text:p>
      <text:p text:style-name="Standard"><text:tab/><text:tab/>UnitMgtV2 : Quản lý các user </text:p>
      <text:p text:style-name="Standard"><text:tab/> <text:tab/>RequiredFieldMgt : Quản lý các trường thông tin bắt buộc phải có </text:p>
      <text:p text:style-name="Standard"><text:tab/><text:tab/>RequiredMgtV2 : Quản lý các đợt tuyển dụng</text:p>
      <text:p text:style-name="Standard"><text:tab/><text:tab/>EmailFormMgt : Quản lý các trường trong Email</text:p>
      <text:p text:style-name="Standard"><text:tab/><text:tab/>TestMgtV2 : Quản lý test</text:p>
      <text:p text:style-name="Standard"><text:tab/><text:tab/></text:p>
      <text:p text:style-name="Standard"/>
      <text:p text:style-name="Standard"><text:tab/>2&gt; com.tvi.common.util</text:p>
      <text:p text:style-name="Standard"><text:tab/><text:tab/>StringUtil : Chứa các hàm static làm công cụ sinh mã , mật khẩu tự động</text:p>
      <text:p text:style-name="Standard"><text:tab/><text:tab/>CreateTestV2 : Chứa các hàm sinh bài test trên số question và trọng số cho trước</text:p>
      <text:p text:style-name="Standard"><text:tab/><text:tab/>ConvertODTtoHtml : Chuyển ODT thành HTML</text:p>
      <text:p text:style-name="Standard"/>
      <text:p text:style-name="Standard"/>
      <text:p text:style-name="Standard"><text:tab/>3&gt; com.tvi.daos :</text:p>
      <text:p text:style-name="Standard"><text:tab/><text:tab/>Chứa các lớp kết nối cơ sở dữ liệ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46S</meta:editing-duration>
    <meta:editing-cycles>4</meta:editing-cycles>
    <meta:generator>OpenOffice/4.0.1$Win32 OpenOffice.org_project/401m5$Build-9714</meta:generator>
    <dc:date>2014-04-10T09:16:31.06</dc:date>
    <dc:creator>Mạnh Nguyễn Văn</dc:creator>
    <meta:document-statistic meta:table-count="0" meta:image-count="0" meta:object-count="0" meta:page-count="1" meta:paragraph-count="15" meta:word-count="103" meta:character-count="550"/>
    <meta:user-defined meta:name="Info 1"/>
    <meta:user-defined meta:name="Info 2"/>
    <meta:user-defined meta:name="Info 3"/>
    <meta:user-defined meta:name="Info 4"/>
  </office:meta>
</office:document-meta>
</file>